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9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0.2857" calcext:value-type="float">
            <text:p>0.2857</text:p>
          </table:table-cell>
          <table:table-cell office:value-type="float" office:value="600" calcext:value-type="float">
            <text:p>600</text:p>
          </table:table-cell>
          <table:table-cell office:value-type="float" office:value="-171.42" calcext:value-type="float">
            <text:p>-171.42</text:p>
          </table:table-cell>
          <table:table-cell table:formula="of:=[.D2]*[.E2]+[.F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/>
          <table:table-cell office:value-type="float" office:value="0.2857" calcext:value-type="float">
            <text:p>0.2857</text:p>
          </table:table-cell>
          <table:table-cell office:value-type="float" office:value="950" calcext:value-type="float">
            <text:p>950</text:p>
          </table:table-cell>
          <table:table-cell office:value-type="float" office:value="-171.42" calcext:value-type="float">
            <text:p>-171.42</text:p>
          </table:table-cell>
          <table:table-cell table:formula="of:=[.D3]*[.E3]+[.F3]" office:value-type="float" office:value="99.995" calcext:value-type="float">
            <text:p>99.995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['lin_calc',[0.2857,'V00WOH1RUM1CO01',-171.42]]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string" calcext:value-type="string">
            <text:p>Messbereich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formula="of:=ROUND(([.C17]-[.C16])/([.B17]-[.B16]);4)" office:value-type="float" office:value="2.2222" calcext:value-type="float">
            <text:p>2.2222</text:p>
          </table:table-cell>
          <table:table-cell table:formula="of:=-1*[.B16]*[.D16]" office:value-type="float" office:value="33.333" calcext:value-type="float">
            <text:p>33.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14" loext:min-decimal-places="14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9">
      <number:number number:decimal-places="16" loext:min-decimal-places="16" number:min-integer-digits="1"/>
    </number:number-style>
    <number:number-style style:name="N110">
      <number:number number:decimal-places="17" loext:min-decimal-places="1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11:36:36.298904409</meta:creation-date>
    <dc:date>2016-12-21T14:08:22.614012842</dc:date>
    <meta:editing-duration>PT1H1M5S</meta:editing-duration>
    <meta:editing-cycles>2</meta:editing-cycles>
    <meta:generator>LibreOffice/5.2.2.2$Linux_X86_64 LibreOffice_project/20m0$Build-2</meta:generator>
    <meta:document-statistic meta:table-count="1" meta:cell-count="24" meta:object-count="0"/>
  </office:meta>
</office:document-meta>
</file>